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Table3" style:family="table">
      <style:table-properties style:width="16.992cm" table:align="left"/>
    </style:style>
    <style:style style:name="Table3.A" style:family="table-column">
      <style:table-column-properties style:column-width="5.66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3212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4.A3" style:family="table-cell">
      <style:table-cell-properties fo:padding="0.097cm" fo:border-left="0.5pt solid #000000" fo:border-right="none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3212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Table5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ext_20_body">
      <style:text-properties officeooo:rsid="0005ac8d" officeooo:paragraph-rsid="0005ac8d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text-properties officeooo:rsid="0005ac8d" officeooo:paragraph-rsid="0005ac8d"/>
    </style:style>
    <style:style style:name="P4" style:family="paragraph" style:parent-style-name="Table_20_Contents">
      <style:text-properties fo:font-weight="bold" officeooo:rsid="0005ac8d" officeooo:paragraph-rsid="0005ac8d" style:font-weight-asian="bold" style:font-weight-complex="bold"/>
    </style:style>
    <style:style style:name="P5" style:family="paragraph" style:parent-style-name="Table_20_Contents">
      <style:text-properties officeooo:rsid="0005ac8d" officeooo:paragraph-rsid="0005ac8d"/>
    </style:style>
    <style:style style:name="P6" style:family="paragraph" style:parent-style-name="Heading_20_1">
      <style:paragraph-properties fo:break-before="page"/>
      <style:text-properties officeooo:paragraph-rsid="0005ac8d"/>
    </style:style>
    <style:style style:name="P7" style:family="paragraph" style:parent-style-name="Table_20_Contents">
      <style:text-properties fo:font-weight="bold" officeooo:rsid="00122dec" officeooo:paragraph-rsid="00122dec" style:font-weight-asian="bold" style:font-weight-complex="bold"/>
    </style:style>
    <style:style style:name="P8" style:family="paragraph" style:parent-style-name="Text_20_body" style:list-style-name="L1">
      <style:text-properties officeooo:rsid="0005ac8d" officeooo:paragraph-rsid="0005ac8d"/>
    </style:style>
    <style:style style:name="P9" style:family="paragraph" style:parent-style-name="Table_20_Contents">
      <style:text-properties officeooo:rsid="00122dec" officeooo:paragraph-rsid="00122dec"/>
    </style:style>
    <style:style style:name="P10" style:family="paragraph" style:parent-style-name="Text_20_body">
      <style:text-properties officeooo:paragraph-rsid="0005ac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2dec"/>
    </style:style>
    <style:style style:name="T3" style:family="text">
      <style:text-properties officeooo:rsid="0012e78d"/>
    </style:style>
    <style:style style:name="T4" style:family="text">
      <style:text-properties officeooo:rsid="00150c2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{{ .Case.Name }}</text:p>
      <text:p text:style-name="Subtitle">Incident response report</text:p>
      <text:p text:style-name="Text_20_body"/>
      <text:h text:style-name="Heading_20_1" text:outline-level="1">Abstract</text:h>
      <text:p text:style-name="P1">A show case report demonstrating the reporting capabilities of <text:span text:style-name="T1">dagobert</text:span>.</text:p>
      <text:p text:style-name="P1">{{ .Now.Format “2006-01-02” }}</text:p>
      <text:h text:style-name="P2" text:outline-level="1">Executive Summary</text:h>
      <text:h text:style-name="P3" text:outline-level="2">Context</text:h>
      <text:p text:style-name="P1">This is a report template. This show cases the capabilities to auto-generate reports.</text:p>
      <text:h text:style-name="Heading_20_2" text:outline-level="2">Analysis timelin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e</text:p>
          </table:table-cell>
          <table:table-cell table:style-name="Table1.B1" office:value-type="string">
            <text:p text:style-name="P4">Event</text:p>
          </table:table-cell>
        </table:table-row>
        <table:table-row>
          <table:table-cell table:style-name="Table1.A2" office:value-type="string">
            <text:p text:style-name="P5">&lt;&lt; Date &gt;&gt;</text:p>
          </table:table-cell>
          <table:table-cell table:style-name="Table1.B2" office:value-type="string">
            <text:p text:style-name="P5">Request received by the SOC</text:p>
          </table:table-cell>
        </table:table-row>
        <table:table-row>
          <table:table-cell table:style-name="Table1.A2" office:value-type="string">
            <text:p text:style-name="P5">{{ .Now.Format “2006-01-02” }}</text:p>
          </table:table-cell>
          <table:table-cell table:style-name="Table1.B2" office:value-type="string">
            <text:p text:style-name="P5">End of analysis and report</text:p>
          </table:table-cell>
        </table:table-row>
      </table:table>
      <text:p text:style-name="Text_20_body"/>
      <text:h text:style-name="P6" text:outline-level="1">Assets</text:h>
      <text:p text:style-name="P1">The table below summarizes the assets seen during the investigation.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Type</text:p>
          </table:table-cell>
          <table:table-cell table:style-name="Table2.A1" office:value-type="string">
            <text:p text:style-name="P7">Status</text:p>
          </table:table-cell>
          <table:table-cell table:style-name="Table2.D1" office:value-type="string">
            <text:p text:style-name="P7">Notes</text:p>
          </table:table-cell>
        </table:table-row>
        <table:table-row>
          <table:table-cell table:style-name="Table2.A2" table:number-columns-spanned="4" office:value-type="string">
            <text:p text:style-name="P5">{{tr range .Case.Assets }}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5">{{ .Name }}</text:p>
          </table:table-cell>
          <table:table-cell table:style-name="Table2.A3" office:value-type="string">
            <text:p text:style-name="P5">{{ .Type }}</text:p>
          </table:table-cell>
          <table:table-cell table:style-name="Table2.A3" office:value-type="string">
            <text:p text:style-name="P5">{{ .<text:span text:style-name="T2">Status</text:span> }}</text:p>
          </table:table-cell>
          <table:table-cell table:style-name="Table2.A2" office:value-type="string">
            <text:p text:style-name="P5">{{ .<text:span text:style-name="T2">Notes</text:span> }}</text:p>
          </table:table-cell>
        </table:table-row>
        <table:table-row>
          <table:table-cell table:style-name="Table2.A2" table:number-columns-spanned="4" office:value-type="string">
            <text:p text:style-name="P5">{{tr end }}</text:p>
          </table:table-cell>
          <table:covered-table-cell/>
          <table:covered-table-cell/>
          <table:covered-table-cell/>
        </table:table-row>
      </table:table>
      <text:p text:style-name="P1"/>
      <text:p text:style-name="P1">As shown in the table above, the following assets were found to be compromised:</text:p>
      <text:p text:style-name="P1">{{p range .Case.Assets }}</text:p>
      <text:p text:style-name="P1">{{p<text:span text:style-name="T3"> </text:span>if <text:span text:style-name="T4">eq </text:span>.<text:span text:style-name="T3">Status “Compromised”</text:span> }}</text:p>
      <text:list text:style-name="L1">
        <text:list-item>
          <text:p text:style-name="P8">{{ .Name }}</text:p>
        </text:list-item>
      </text:list>
      <text:p text:style-name="P1">{{p end }}</text:p>
      <text:p text:style-name="P1">{{p end }}</text:p>
      <text:h text:style-name="P2" text:outline-level="1">Timeline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">Date</text:p>
          </table:table-cell>
          <table:table-cell table:style-name="Table3.A1" office:value-type="string">
            <text:p text:style-name="P4">Category</text:p>
          </table:table-cell>
          <table:table-cell table:style-name="Table3.C1" office:value-type="string">
            <text:p text:style-name="P4">Event</text:p>
          </table:table-cell>
        </table:table-row>
        <table:table-row>
          <table:table-cell table:style-name="Table3.A2" table:number-columns-spanned="3" office:value-type="string">
            <text:p text:style-name="P5">{{tr range .Case.Events }}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5">{{ .Time.Format “2006-01-02 15:04:05” }}</text:p>
          </table:table-cell>
          <table:table-cell table:style-name="Table3.A3" office:value-type="string">
            <text:p text:style-name="P5">{{ .Type }}</text:p>
          </table:table-cell>
          <table:table-cell table:style-name="Table3.A2" office:value-type="string">
            <text:p text:style-name="P5">{{ .Event}}</text:p>
          </table:table-cell>
        </table:table-row>
        <table:table-row>
          <table:table-cell table:style-name="Table3.A2" table:number-columns-spanned="3" office:value-type="string">
            <text:p text:style-name="P5">{{tr end }}</text:p>
          </table:table-cell>
          <table:covered-table-cell/>
          <table:covered-table-cell/>
        </table:table-row>
      </table:table>
      <text:p text:style-name="Text_20_body"/>
      <text:h text:style-name="P6" text:outline-level="1">Received files</text:h>
      <text:p text:style-name="P1">The following files have been received and analyzed during the investigation.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">File</text:p>
          </table:table-cell>
          <table:table-cell table:style-name="Table4.A1" office:value-type="string">
            <text:p text:style-name="P4">Hash</text:p>
          </table:table-cell>
          <table:table-cell table:style-name="Table4.C1" office:value-type="string">
            <text:p text:style-name="P7">Notes</text:p>
          </table:table-cell>
        </table:table-row>
        <table:table-row>
          <table:table-cell table:style-name="Table4.A2" table:number-columns-spanned="3" office:value-type="string">
            <text:p text:style-name="P5">{{tr range .Case.Evidences }}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5">{{ .Name }}</text:p>
          </table:table-cell>
          <table:table-cell table:style-name="Table4.A3" office:value-type="string">
            <text:p text:style-name="P5">{{ .Hash }}</text:p>
          </table:table-cell>
          <table:table-cell table:style-name="Table4.A2" office:value-type="string">
            <text:p text:style-name="P9">{{ .Notes }}</text:p>
          </table:table-cell>
        </table:table-row>
        <table:table-row>
          <table:table-cell table:style-name="Table4.A2" table:number-columns-spanned="3" office:value-type="string">
            <text:p text:style-name="P5">{{tr end }}</text:p>
          </table:table-cell>
          <table:covered-table-cell/>
          <table:covered-table-cell/>
        </table:table-row>
      </table:table>
      <text:p text:style-name="P1"/>
      <text:h text:style-name="P6" text:outline-level="1">Indicators of compromise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">Type</text:p>
          </table:table-cell>
          <table:table-cell table:style-name="Table5.A1" office:value-type="string">
            <text:p text:style-name="P4">Value</text:p>
          </table:table-cell>
          <table:table-cell table:style-name="Table5.C1" office:value-type="string">
            <text:p text:style-name="P7">Notes</text:p>
          </table:table-cell>
        </table:table-row>
        <table:table-row>
          <table:table-cell table:style-name="Table5.A2" table:number-columns-spanned="3" office:value-type="string">
            <text:p text:style-name="P5">{{tr range .Case.Indicators }}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5">{{ .Type }}</text:p>
          </table:table-cell>
          <table:table-cell table:style-name="Table5.A3" office:value-type="string">
            <text:p text:style-name="P5">{{ .Value }}</text:p>
          </table:table-cell>
          <table:table-cell table:style-name="Table5.A2" office:value-type="string">
            <text:p text:style-name="P5">{{ .<text:span text:style-name="T2">Notes</text:span> }}</text:p>
          </table:table-cell>
        </table:table-row>
        <table:table-row>
          <table:table-cell table:style-name="Table5.A2" table:number-columns-spanned="3" office:value-type="string">
            <text:p text:style-name="P5">{{tr end }}</text:p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10:32:21.210798073</meta:creation-date>
    <dc:date>2025-07-13T17:08:07.090643488</dc:date>
    <meta:editing-duration>PT59M54S</meta:editing-duration>
    <meta:editing-cycles>14</meta:editing-cycles>
    <meta:generator>LibreOffice/24.8.4.2$MacOSX_AARCH64 LibreOffice_project/bb3cfa12c7b1bf994ecc5649a80400d06cd71002</meta:generator>
    <dc:creator>Thomas Kastner</dc:creator>
    <meta:document-statistic meta:table-count="5" meta:image-count="0" meta:object-count="0" meta:page-count="6" meta:paragraph-count="61" meta:word-count="201" meta:character-count="1141" meta:non-whitespace-character-count="1002"/>
  </office:meta>
</office:document-meta>
</file>